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58ee" officeooo:paragraph-rsid="001558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</text:p>
      <text:p text:style-name="P1"/>
      <text:p text:style-name="P1">CLIENTE (id, nome, telefone, endereco)</text:p>
      <text:p text:style-name="P1">ENDERECO (id, cidade, rua, numero)</text:p>
      <text:p text:style-name="P1"/>
      <text:p text:style-name="P1">PRODUTO (id, nome, quantidade, preco)</text:p>
      <text:p text:style-name="P1">PERFIL (id, nome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5T07:57:59.230000000</meta:creation-date>
    <dc:date>2022-08-25T08:15:23.541000000</dc:date>
    <meta:editing-duration>PT7M9S</meta:editing-duration>
    <meta:editing-cycles>1</meta:editing-cycles>
    <meta:document-statistic meta:table-count="0" meta:image-count="0" meta:object-count="0" meta:page-count="1" meta:paragraph-count="5" meta:word-count="20" meta:character-count="143" meta:non-whitespace-character-count="128"/>
    <meta:generator>LibreOffice/7.3.5.2$Windows_X86_64 LibreOffice_project/184fe81b8c8c30d8b5082578aee2fed2ea847c01</meta:generator>
  </office:meta>
</office:document-meta>
</file>